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9000001433C0C1A9DE99D04D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rsid="001a07ae" officeooo:paragraph-rsid="001a07ae" style:font-size-asian="16pt" style:font-size-complex="16pt"/>
    </style:style>
    <style:style style:name="P3" style:family="paragraph" style:parent-style-name="Standard">
      <style:text-properties officeooo:rsid="001b98fc" officeooo:paragraph-rsid="001b98fc"/>
    </style:style>
    <style:style style:name="P4" style:family="paragraph" style:parent-style-name="Standard" style:master-page-name="Standard">
      <style:paragraph-properties style:page-number="auto"/>
      <style:text-properties officeooo:paragraph-rsid="001b98fc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a07ae" style:font-size-asian="16pt" style:font-size-complex="16pt"/>
    </style:style>
    <style:style style:name="T3" style:family="text">
      <style:text-properties fo:font-size="16pt" officeooo:rsid="001ab880" style:font-size-asian="16pt" style:font-size-complex="16pt"/>
    </style:style>
    <style:style style:name="T4" style:family="text">
      <style:text-properties fo:font-size="16pt" officeooo:rsid="001b98fc" style:font-size-asian="16pt" style:font-size-complex="16pt"/>
    </style:style>
    <style:style style:name="T5" style:family="text">
      <style:text-properties officeooo:rsid="001a07ae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right" style:horizontal-rel="page-start-margin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">Largeur : 40</text:span></text:p>
      <text:p text:style-name="P3"><text:span text:style-name="T1">Hauteur : 30</text:span></text:p>
      <text:p text:style-name="P1"><draw:frame draw:style-name="fr1" draw:name="Image 5" text:anchor-type="char" svg:y="0.787cm" svg:width="0.924cm" svg:height="14.552cm" draw:z-index="0"><draw:image xlink:href="Pictures/1000000000000019000001433C0C1A9DE99D04D5.png" xlink:type="simple" xlink:show="embed" xlink:actuate="onLoad" draw:mime-type="image/png"/><draw:contour-polygon svg:width="22px" svg:height="321px" svg:viewBox="0 0 22 321" draw:points="0,0 0,321 22,321 22,0" draw:recreate-on-edit="false"/></draw:frame></text:p>
      <text:p text:style-name="Standard"><text:span text:style-name="T1">Vide </text:span></text:p>
      <text:p text:style-name="Standard"><text:span text:style-name="T1">Mur </text:span><text:span text:style-name="T2">(diff</text:span><text:span text:style-name="T3">é</text:span><text:span text:style-name="T2">rence visuelle)</text:span></text:p>
      <text:p text:style-name="Standard"><text:span text:style-name="T1">Mur</text:span></text:p>
      <text:p text:style-name="Standard"><text:span text:style-name="T1">Sol praticable</text:span></text:p>
      <text:p text:style-name="P2">Case déclencheuse de dialogue</text:p>
      <text:p text:style-name="Standard"><text:span text:style-name="T1">Sortie</text:span></text:p>
      <text:p text:style-name="Standard"><text:span text:style-name="T1">Entrée </text:span><text:span text:style-name="T2">(spawn)</text:span></text:p>
      <text:p text:style-name="Standard"><text:span text:style-name="T1">Objet au sol (affecte le joueur)</text:span></text:p>
      <text:p text:style-name="Standard"><text:span text:style-name="T1">Déco au sol (n’affecte pas le joueur)</text:span></text:p>
      <text:p text:style-name="Standard"><text:span text:style-name="T1">Déco murale</text:span></text:p>
      <text:p text:style-name="Standard"><text:span text:style-name="T1">Porte </text:span><text:span text:style-name="T2">ouverte</text:span></text:p>
      <text:p text:style-name="Standard"><text:span text:style-name="T1">Porte fermée</text:span></text:p>
      <text:p text:style-name="P2">Case déclencheuse de combat de boss</text:p>
      <text:p text:style-name="Standard"><text:span text:style-name="T1">Coffre</text:span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larisse</meta:initial-creator>
    <meta:editing-cycles>6</meta:editing-cycles>
    <meta:creation-date>2021-01-09T20:03:00</meta:creation-date>
    <dc:date>2021-01-10T14:51:10.042000000</dc:date>
    <meta:editing-duration>PT33M27S</meta:editing-duration>
    <meta:generator>LibreOffice/7.0.2.2$Windows_X86_64 LibreOffice_project/8349ace3c3162073abd90d81fd06dcfb6b36b994</meta:generator>
    <meta:document-statistic meta:table-count="0" meta:image-count="1" meta:object-count="0" meta:page-count="1" meta:paragraph-count="16" meta:word-count="46" meta:character-count="266" meta:non-whitespace-character-count="2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